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72e2" officeooo:paragraph-rsid="001772e2"/>
    </style:style>
    <style:style style:name="P2" style:family="paragraph" style:parent-style-name="Standard">
      <style:text-properties officeooo:rsid="001bf7d2" officeooo:paragraph-rsid="001bf7d2"/>
    </style:style>
    <style:style style:name="P3" style:family="paragraph" style:parent-style-name="Standard">
      <style:text-properties officeooo:rsid="0021ea27" officeooo:paragraph-rsid="0021ea27"/>
    </style:style>
    <style:style style:name="P4" style:family="paragraph" style:parent-style-name="Standard">
      <style:text-properties officeooo:rsid="00222d53" officeooo:paragraph-rsid="00222d53"/>
    </style:style>
    <style:style style:name="P5" style:family="paragraph" style:parent-style-name="Standard">
      <style:text-properties officeooo:rsid="0023d15c" officeooo:paragraph-rsid="0023d15c"/>
    </style:style>
    <style:style style:name="P6" style:family="paragraph" style:parent-style-name="Standard">
      <style:text-properties officeooo:rsid="0026e1e1" officeooo:paragraph-rsid="0026e1e1"/>
    </style:style>
    <style:style style:name="P7" style:family="paragraph" style:parent-style-name="Standard">
      <style:text-properties officeooo:rsid="001bf7d2" officeooo:paragraph-rsid="001bf7d2"/>
    </style:style>
    <style:style style:name="P8" style:family="paragraph" style:parent-style-name="Standard">
      <style:text-properties officeooo:rsid="00283007" officeooo:paragraph-rsid="00283007"/>
    </style:style>
    <style:style style:name="P9" style:family="paragraph" style:parent-style-name="Standard">
      <style:text-properties officeooo:rsid="00222d53" officeooo:paragraph-rsid="00222d53"/>
    </style:style>
    <style:style style:name="T1" style:family="text">
      <style:text-properties officeooo:rsid="001dc91e"/>
    </style:style>
    <style:style style:name="T2" style:family="text">
      <style:text-properties officeooo:rsid="001f93a9"/>
    </style:style>
    <style:style style:name="T3" style:family="text">
      <style:text-properties officeooo:rsid="002414ea"/>
    </style:style>
    <style:style style:name="T4" style:family="text">
      <style:text-properties officeooo:rsid="002830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ffen Montag 17.12.2018</text:p>
      <text:p text:style-name="P1"/>
      <text:p text:style-name="P3">Sprintreview</text:p>
      <text:p text:style-name="P3"><text:span text:style-name="T3">S</text:span>tellvertretend für Sprint Nr. 4 da am Tag der Messe kein protokolliertes Meeting stattfand.</text:p>
      <text:p text:style-name="P6">Sprint Nr. 5 hat zu diesem Zeitpunkt bereits begonnen.</text:p>
      <text:p text:style-name="P1"/>
      <text:p text:style-name="P1">Beginn: 14:00</text:p>
      <text:p text:style-name="P1"/>
      <text:p text:style-name="P1">Ende: <text:span text:style-name="T1">14:26</text:span></text:p>
      <text:p text:style-name="P1"/>
      <text:p text:style-name="P1">Anwesenheit: Lukas hat sich abgemeldet, Youssef hat sich abgemeldet</text:p>
      <text:p text:style-name="P1"/>
      <text:p text:style-name="P5">Rückblickend auf Messe <text:span text:style-name="T4">und Sprint</text:span>:</text:p>
      <text:p text:style-name="P1"/>
      <text:p text:style-name="P3">Ziele bis zur Messe wurden weitestgehend erreicht leider haben wir es nicht geschafft ein geskriptetes Spiel mit dem Beobachter zu präsentieren sondern haben stattdessem über ein <text:s text:c="3"/>Debug-Tool die Visualisierung der Steine auf dem Feld gezeigt.</text:p>
      <text:p text:style-name="P3">Wir konnten jedoch bereits live die Connectivität mit unserem Server präsentieren was auch über das Lokale Netzwerk auf einem separaten Laptop funktioniert hat.</text:p>
      <text:p text:style-name="P4">Die Ausrichter GUI, mit welcher man Spiele erstellen konnte, wurde ebenfalls vorgeführt.</text:p>
      <text:p text:style-name="P4">Es hat sich jedoch keine Gruppe dazu entschieden unser Produkt zu kaufen.</text:p>
      <text:p text:style-name="P8">Das Dev-Ops Dokument ist bis auf ein paar Probleme mit formatierung und fehlenden Texten weitestgehend ohne große Schwierigkeiten rechtzeitig zur Messe fertiggestellt und mit aktuellen Screenshots der Komponenten zur Verdeutlichung versehen.</text:p>
      <text:p text:style-name="P4"/>
      <text:p text:style-name="P4"/>
      <text:p text:style-name="P4">Protokoll für weiteres Vorgehen:</text:p>
      <text:p text:style-name="P1"/>
      <text:p text:style-name="P1">PO braucht von allen IMT Login für GIT und Slack Nutzung des Teams der gekauften Software</text:p>
      <text:p text:style-name="P1"><text:tab/>- Alle sollen heute Abend gucken ob sie dann Zugriff haben.</text:p>
      <text:p text:style-name="P1"/>
      <text:p text:style-name="P1"/>
      <text:p text:style-name="P1">Betroffenen Leute haben sich in Android Studio eingelesen.</text:p>
      <text:p text:style-name="P1"/>
      <text:p text:style-name="P1"/>
      <text:p text:style-name="P1">Jan und Maximilian haben Move Validation soweit fertig.</text:p>
      <text:p text:style-name="P1">- noch Tests schreiben und kleine interne Erweiterungen</text:p>
      <text:p text:style-name="P1"/>
      <text:p text:style-name="P1"/>
      <text:p text:style-name="P1">Lukas Fortschritt Server steht im Slack</text:p>
      <text:p text:style-name="P1"/>
      <text:p text:style-name="P1"/>
      <text:p text:style-name="P1">Houman und Youssef haben Observer soweit fertig nurnoch kl<text:span text:style-name="T2">eine</text:span>n Änderungen an Kartenverteilung und kleinere Änderungen an Timer</text:p>
      <text:p text:style-name="P1"/>
      <text:p text:style-name="P1"/>
      <text:p text:style-name="P2">Mittwoch Treffen ersetzt das Freitagstreffen Treffen wird auf 12:00 Uhr vorverlegt Treffen in N </text:p>
      <text:p text:style-name="P2">Raum N4.206 (Freitagstreffen Raum)</text:p>
      <text:p text:style-name="P2"/>
      <text:p text:style-name="P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47S</meta:editing-duration>
    <meta:editing-cycles>15</meta:editing-cycles>
    <meta:generator>LibreOffice/5.4.6.2$Windows_X86_64 LibreOffice_project/4014ce260a04f1026ba855d3b8d91541c224eab8</meta:generator>
    <dc:date>2019-01-24T22:07:10.526000000</dc:date>
    <meta:document-statistic meta:table-count="0" meta:image-count="0" meta:object-count="0" meta:page-count="1" meta:paragraph-count="23" meta:word-count="254" meta:character-count="1759" meta:non-whitespace-character-count="1523"/>
    <meta:user-defined meta:name="Info 1"/>
    <meta:user-defined meta:name="Info 2"/>
    <meta:user-defined meta:name="Info 3"/>
    <meta:user-defined meta:name="Info 4"/>
  </office:meta>
</office:document-meta>
</file>